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3ff4" officeooo:paragraph-rsid="000a3ff4" style:font-weight-asian="bold" style:font-weight-complex="bold"/>
    </style:style>
    <style:style style:name="P2" style:family="paragraph" style:parent-style-name="Standard">
      <style:text-properties fo:font-weight="bold" officeooo:rsid="000a9fee" officeooo:paragraph-rsid="000a9fee" style:font-weight-asian="bold" style:font-weight-complex="bold"/>
    </style:style>
    <style:style style:name="T1" style:family="text">
      <style:text-properties officeooo:rsid="000c0155"/>
    </style:style>
    <style:style style:name="T2" style:family="text">
      <style:text-properties officeooo:rsid="000c3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rocesamiento general de los datos <text:s text:c="2"/></text:p>
      <text:p text:style-name="P1"/>
      <text:p text:style-name="P2">Establec<text:span text:style-name="T1">imiento de</text:span> la lista de criterios para establecer que los casos son diferentes</text:p>
      <text:p text:style-name="P2"/>
      <text:p text:style-name="P2">1. <text:span text:style-name="T2">fecha de nacimiento: fecha_nto_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8:33:09.126523188</meta:creation-date>
    <dc:date>2024-08-29T08:37:31.350147741</dc:date>
    <meta:editing-duration>PT4M20S</meta:editing-duration>
    <meta:editing-cycles>5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3" meta:word-count="23" meta:character-count="159" meta:non-whitespace-character-count="136"/>
  </office:meta>
</office:document-meta>
</file>